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1.589cm" style:rel-column-width="29551*"/>
    </style:style>
    <style:style style:name="Tabella1.B" style:family="table-column">
      <style:table-column-properties style:column-width="4.71cm" style:rel-column-width="12009*"/>
    </style:style>
    <style:style style:name="Tabella1.C" style:family="table-column">
      <style:table-column-properties style:column-width="4.895cm" style:rel-column-width="12481*"/>
    </style:style>
    <style:style style:name="Tabella1.D" style:family="table-column">
      <style:table-column-properties style:column-width="4.507cm" style:rel-column-width="11494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8.493cm"/>
    </style:style>
    <style:style style:name="Tabella2.C" style:family="table-column">
      <style:table-column-properties style:column-width="3.995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2.884cm"/>
    </style:style>
    <style:style style:name="Tabella2.A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5" style:family="table-row">
      <style:table-row-properties style:min-row-height="1.499cm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Footer">
      <style:paragraph-properties fo:text-align="end" style:justify-single-word="false"/>
      <style:text-properties style:font-name="Verdana"/>
    </style:style>
    <style:style style:name="P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a6a9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b617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363722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a6a9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officeooo:rsid="0029456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ize="10pt" fo:font-style="normal" style:text-underline-style="none" fo:font-weight="normal" officeooo: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5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6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none" fo:font-weight="normal" officeooo:rsid="002b617e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tyle="normal" style:text-underline-style="none" officeooo:rsid="001dcde7" style:font-style-asian="normal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29456d" style:font-size-asian="7pt" style:font-size-complex="7pt"/>
    </style:style>
    <style:style style:name="T11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2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T14" style:family="text">
      <style:text-properties fo:font-weight="normal" officeooo:rsid="001dcde7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<text:span text:style-name="T12">CLIENTE</text:span><text:span text:style-name="T13">:</text:span><text:span text:style-name="T8"><text:line-break/></text:span><text:span text:style-name="T6"><text:placeholder text:placeholder-type="text">&lt;o.partner_id.name&gt;</text:placeholder></text:span><text:span text:style-name="T6"> </text:span></text:p>
          </table:table-cell>
          <table:table-cell table:style-name="Tabella1.A1" office:value-type="string">
            <text:p text:style-name="P10"><text:span text:style-name="T11">DATA CARICO</text:span><text:span text:style-name="T13">:</text:span></text:p>
            <text:p text:style-name="P15"><text:placeholder text:placeholder-type="text">&lt;o.name&gt;</text:placeholder></text:p>
          </table:table-cell>
          <table:table-cell table:style-name="Tabella1.A1" office:value-type="string">
            <text:p text:style-name="P8"><text:span text:style-name="T12">NS. ORDINE</text:span><text:span text:style-name="T13">:</text:span></text:p>
            <text:p text:style-name="P15"><text:placeholder text:placeholder-type="text">&lt;o.name&gt;</text:placeholder></text:p>
          </table:table-cell>
          <table:table-cell table:style-name="Tabella1.D1" office:value-type="string">
            <text:p text:style-name="P18"><text:span text:style-name="T12">CONSEGNA</text:span><text:span text:style-name="T13">:<text:line-break/></text:span><text:span text:style-name="T6"><text:placeholder text:placeholder-type="text">&lt;formatLang(o.date_deadline, date=True)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9"><text:span text:style-name="T12">DESTINAZIONE</text:span><text:span text:style-name="T13">:</text:span></text:p>
            <text:p text:style-name="P6"><text:span text:style-name="T6"><text:placeholder text:placeholder-type="text">&lt;o.partner_id.name&gt;</text:placeholder></text:span><text:span text:style-name="T6"> </text:span><text:span text:style-name="T7">&lt;&lt; mettere destinazione</text:span><text:span text:style-name="T8"><text:line-break/></text:span><text:span text:style-name="T6"> </text:span></text:p>
          </table:table-cell>
          <table:table-cell table:style-name="Tabella1.B2" table:number-columns-spanned="3" office:value-type="string">
            <text:p text:style-name="P8"><text:span text:style-name="T12">RESA</text:span><text:span text:style-name="T13">:</text:span></text:p>
            <text:p text:style-name="P15"><text:placeholder text:placeholder-type="text">&lt;o.name&gt;</text:placeholder></text:p>
          </table:table-cell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1"><text:span text:style-name="T12">Q</text:span><text:span text:style-name="T11">UANTITA</text:span></text:p>
          </table:table-cell>
          <table:table-cell table:style-name="Tabella2.A1" office:value-type="string">
            <text:p text:style-name="P11"><text:span text:style-name="T12">D</text:span><text:span text:style-name="T11">ESCRIZIONE</text:span></text:p>
          </table:table-cell>
          <table:table-cell table:style-name="Tabella2.A1" office:value-type="string">
            <text:p text:style-name="P16">DARE</text:p>
          </table:table-cell>
          <table:table-cell table:style-name="Tabella2.A1" office:value-type="string">
            <text:p text:style-name="P11"><text:span text:style-name="T12">I</text:span><text:span text:style-name="T11">MBALLO</text:span></text:p>
          </table:table-cell>
          <table:table-cell table:style-name="Tabella2.E1" office:value-type="string">
            <text:p text:style-name="P11"><text:span text:style-name="T12">P</text:span><text:span text:style-name="T11">REZZO</text:span></text:p>
          </table:table-cell>
        </table:table-row>
        <table:table-row>
          <table:table-cell table:style-name="Tabella2.A2" table:number-columns-spanned="5" office:value-type="string">
            <text:p text:style-name="P17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3"><text:span text:style-name="T5"><text:placeholder text:placeholder-type="text">&lt;item.product_uom_qty&gt;</text:placeholder></text:span><text:span text:style-name="T5"> </text:span></text:p>
          </table:table-cell>
          <table:table-cell table:style-name="Tabella2.A3" office:value-type="string">
            <text:p text:style-name="P19"><text:placeholder text:placeholder-type="text">&lt;item.product_id.name&gt;</text:placeholder></text:p>
          </table:table-cell>
          <table:table-cell table:style-name="Tabella2.A3" office:value-type="string">
            <text:p text:style-name="P19"><text:placeholder text:placeholder-type="text">&lt;item.name&gt;</text:placeholder></text:p>
          </table:table-cell>
          <table:table-cell table:style-name="Tabella2.A3" office:value-type="string">
            <text:p text:style-name="P11"/>
          </table:table-cell>
          <table:table-cell table:style-name="Tabella2.A2" office:value-type="string">
            <text:p text:style-name="P11"/>
          </table:table-cell>
        </table:table-row>
        <table:table-row>
          <table:table-cell table:style-name="Tabella2.A2" table:number-columns-spanned="5" office:value-type="string">
            <text:p text:style-name="P17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0">NOTE</text:p>
            <text:p text:style-name="P13"><text:span text:style-name="T5"><text:placeholder text:placeholder-type="text">&lt;o.note&gt;</text:placeholder></text:span><text:span text:style-name="T5"> </text:span></text:p>
          </table:table-cell>
          <table:covered-table-cell/>
          <table:covered-table-cell/>
          <table:table-cell table:style-name="Tabella2.E1" table:number-columns-spanned="2" office:value-type="string">
            <text:p text:style-name="P12"><text:span text:style-name="T10">F</text:span><text:span text:style-name="T9">IRMA COMPILATORE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799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officeooo:rsid="0029456d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0pt" fo:font-style="normal" style:text-underline-style="none" fo:font-weight="normal" officeooo: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4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PAN CHEMICALS S.p.A.<text:line-break/>Sede Legale – Stabilimento <text:span text:style-name="MT1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4.479cm" svg:height="1.642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2">BUONO DI CONSEGNA</text:span><text:line-break/><text:span text:style-name="MT1">del </text:span><text:span text:style-name="MT3"><text:placeholder text:placeholder-type="text">&lt;formatLang(o.date_deadline, date=True)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4"><text:date style:data-style-name="N37" text:date-value="2013-07-08T17:47:14.980000066" text:fixed="true">07/08/13</text:date></text:span><text:span text:style-name="MT4"> </text:span><text:span text:style-name="MT4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9T15:13:09.192889720</dc:date>
    <meta:editing-duration>P1DT16H23M44S</meta:editing-duration>
    <meta:editing-cycles>275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27" meta:word-count="66" meta:character-count="532" meta:non-whitespace-character-count="487"/>
    <meta:user-defined meta:name="Info 1"/>
    <meta:user-defined meta:name="Info 2"/>
    <meta:user-defined meta:name="Info 3"/>
    <meta:user-defined meta:name="Info 4"/>
  </office:meta>
</office:document-meta>
</file>